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style:text-properties fo:font-size="14pt" fo:font-weight="normal" officeooo:paragraph-rsid="0046b883" style:font-size-asian="14pt" style:font-weight-asian="normal" style:font-size-complex="14pt" style:font-weight-complex="normal"/>
    </style:style>
    <style:style style:name="P2" style:family="paragraph" style:parent-style-name="Text_20_body">
      <style:paragraph-properties fo:margin-top="0cm" fo:margin-bottom="0.499cm" style:contextual-spacing="false"/>
    </style:style>
    <style:style style:name="P3" style:family="paragraph" style:parent-style-name="Text_20_body" style:list-style-name="L1">
      <style:paragraph-properties fo:margin-top="0cm" fo:margin-bottom="0.499cm" style:contextual-spacing="false"/>
      <style:text-properties officeooo:rsid="004d77ae" officeooo:paragraph-rsid="004d77ae"/>
    </style:style>
    <style:style style:name="P4" style:family="paragraph" style:parent-style-name="Text_20_body" style:list-style-name="L1">
      <style:paragraph-properties fo:margin-top="0cm" fo:margin-bottom="0.499cm" style:contextual-spacing="false"/>
      <style:text-properties officeooo:rsid="00538d05" officeooo:paragraph-rsid="00538d05"/>
    </style:style>
    <style:style style:name="P5" style:family="paragraph" style:parent-style-name="Text_20_body" style:list-style-name="L1">
      <style:paragraph-properties fo:margin-top="0cm" fo:margin-bottom="0.499cm" style:contextual-spacing="false"/>
    </style:style>
    <style:style style:name="P6" style:family="paragraph" style:parent-style-name="Text_20_body">
      <style:paragraph-properties fo:margin-top="0cm" fo:margin-bottom="0.499cm" style:contextual-spacing="false"/>
      <style:text-properties officeooo:paragraph-rsid="00527037"/>
    </style:style>
    <style:style style:name="P7" style:family="paragraph" style:parent-style-name="Text_20_body">
      <style:text-properties officeooo:paragraph-rsid="00527037"/>
    </style:style>
    <style:style style:name="P8" style:family="paragraph" style:parent-style-name="Text_20_body" style:list-style-name="L2"/>
    <style:style style:name="P9"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202124" loext:opacity="100%" style:font-name="Liberation Serif" fo:font-size="14pt" fo:letter-spacing="normal" fo:font-style="normal" fo:font-weight="normal" officeooo:rsid="00514115" officeooo:paragraph-rsid="00514115" style:font-size-asian="14pt" style:font-weight-asian="normal" style:font-size-complex="14pt" style:font-weight-complex="normal"/>
    </style:style>
    <style:style style:name="P10" style:family="paragraph" style:parent-style-name="Text_20_body">
      <loext:graphic-properties draw:fill-hatch-name="hatch"/>
      <style:paragraph-properties fo:margin-top="0.101cm" fo:margin-bottom="0.499cm" style:contextual-spacing="false" fo:line-height="115%"/>
      <style:text-properties fo:font-variant="normal" fo:text-transform="none" fo:color="#202124" loext:opacity="100%" style:font-name="Liberation Serif" fo:font-size="14pt" fo:letter-spacing="normal" fo:font-style="normal" fo:font-weight="normal" officeooo:rsid="0051afd5" officeooo:paragraph-rsid="0051afd5" style:font-size-asian="14pt" style:font-weight-asian="normal" style:font-size-complex="14pt" style:font-weight-complex="normal"/>
    </style:style>
    <style:style style:name="P11"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0cm" style:auto-text-indent="false" style:page-number="auto" fo:background-color="transparent"/>
      <style:text-properties fo:font-variant="normal" fo:text-transform="none" fo:color="#202124" loext:opacity="100%" style:font-name="Liberation Serif" fo:font-size="14pt" fo:letter-spacing="normal" fo:font-style="normal" fo:font-weight="bold" officeooo:rsid="00514115" officeooo:paragraph-rsid="0051afd5" style:font-size-asian="14pt" style:font-weight-asian="bold" style:font-size-complex="14pt" style:font-weight-complex="bold"/>
    </style:style>
    <style:style style:name="P12" style:family="paragraph" style:parent-style-name="Text_20_body">
      <loext:graphic-properties draw:fill-hatch-name="hatch"/>
      <style:paragraph-properties fo:margin-top="0.101cm" fo:margin-bottom="0.499cm" style:contextual-spacing="false" fo:line-height="115%"/>
      <style:text-properties officeooo:rsid="0051b547" officeooo:paragraph-rsid="0051b547"/>
    </style:style>
    <style:style style:name="P13" style:family="paragraph" style:parent-style-name="Text_20_body">
      <loext:graphic-properties draw:fill-hatch-name="hatch"/>
      <style:paragraph-properties fo:margin-top="0.101cm" fo:margin-bottom="0.499cm" style:contextual-spacing="false" fo:line-height="115%"/>
      <style:text-properties fo:font-size="14pt" officeooo:rsid="0051b547" officeooo:paragraph-rsid="0051b547"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fo:font-weight="bold" style:font-weight-asian="bold" style:font-weight-complex="bold"/>
    </style:style>
    <style:style style:name="T2" style:family="text">
      <style:text-properties fo:font-weight="bold" officeooo:rsid="00557f86" style:font-weight-asian="bold" style:font-weight-complex="bold"/>
    </style:style>
    <style:style style:name="T3" style:family="text">
      <style:text-properties officeooo:rsid="004d77ae"/>
    </style:style>
    <style:style style:name="T4" style:family="text">
      <style:text-properties officeooo:rsid="0054b068"/>
    </style:style>
    <style:style style:name="T5" style:family="text">
      <style:text-properties style:text-position="super 58%"/>
    </style:style>
    <style:style style:name="T6" style:family="text">
      <style:text-properties officeooo:rsid="005026d0"/>
    </style:style>
    <style:style style:name="T7" style:family="text">
      <style:text-properties officeooo:rsid="0051b547"/>
    </style:style>
    <style:style style:name="T8" style:family="text">
      <style:text-properties fo:font-size="14pt" officeooo:rsid="0042820b" style:font-size-asian="14pt" style:font-size-complex="14pt"/>
    </style:style>
    <style:style style:name="T9" style:family="text">
      <style:text-properties fo:font-size="14pt" style:font-size-asian="14pt" style:font-size-complex="14pt"/>
    </style:style>
    <style:style style:name="T10" style:family="text">
      <style:text-properties fo:font-size="14pt" officeooo:rsid="0051b547"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text:span text:style-name="T1"> </text:span><text:span text:style-name="T2">&amp;</text:span><text:span text:style-name="T1"> </text:span><text:span text:style-name="Strong_20_Emphasis">Opening prayer</text:span> (John A)</text:p>
      <text:p text:style-name="P2"><text:span text:style-name="Strong_20_Emphasis">Praise</text:span>: <text:span text:style-name="Emphasis">And Can It Be</text:span></text:p>
      <text:p text:style-name="P2"><text:span text:style-name="Strong_20_Emphasis">Bible Reading</text:span>: Romans 5:12-21 (Callum H)</text:p>
      <text:p text:style-name="P2"><text:span text:style-name="Strong_20_Emphasis">Announcements</text:span> (J<text:span text:style-name="T3">ohn </text:span>A)</text:p>
      <text:list text:style-name="L1">
        <text:list-item>
          <text:p text:style-name="P3">Successful working bee yesterday – <text:span text:style-name="T4">BIG THANKS to everyone who came</text:span></text:p>
        </text:list-item>
        <text:list-item>
          <text:p text:style-name="P4">Selection Committee – Meeting after the lunch with Rev Milne </text:p>
        </text:list-item>
        <text:list-item>
          <text:p text:style-name="P5">Women’s <text:span text:style-name="T4">Workshop </text:span>gathering 29<text:span text:style-name="T5">th</text:span> <text:span text:style-name="T4">(slide)</text:span></text:p>
        </text:list-item>
        <text:list-item>
          <text:p text:style-name="P5">Community groups commencing this week</text:p>
        </text:list-item>
        <text:list-item>
          <text:p text:style-name="P5">Stick around for lunch <text:span text:style-name="T4">today – Welcoming Newcomers</text:span></text:p>
        </text:list-item>
      </text:list>
      <text:p text:style-name="P2"><text:span text:style-name="Strong_20_Emphasis">Sunday School</text:span> (Mook L)</text:p>
      <text:p text:style-name="P2"><text:span text:style-name="Strong_20_Emphasis">Praise</text:span>: <text:span text:style-name="Emphasis">Only A Holy God</text:span></text:p>
      <text:p text:style-name="P2"><text:span text:style-name="Strong_20_Emphasis">Mission Spot Video</text:span></text:p>
      <text:p text:style-name="P2"><text:span text:style-name="Strong_20_Emphasis">Prayer for the church and the world</text:span>  (J<text:span text:style-name="T3">ohn </text:span>A) <text:span text:style-name="T6">with the Lord’s Prayer</text:span></text:p>
      <text:p text:style-name="P2"><text:span text:style-name="Strong_20_Emphasis">Bible reading</text:span>: Hebrews 2:5-18 (Stephen A)</text:p>
      <text:p text:style-name="P2"><text:span text:style-name="Strong_20_Emphasis">Praise</text:span>: <text:span text:style-name="Emphasis">How Deep the Father’s Love For Us</text:span></text:p>
      <text:p text:style-name="P6"><text:span text:style-name="Strong_20_Emphasis">Sermon</text:span>: “THE PERFECT FOUNDER OF OUR SALVATION” (ML)</text:p>
      <text:p text:style-name="P2"><text:span text:style-name="Strong_20_Emphasis">Praise</text:span>: <text:span text:style-name="Emphasis">Christ Our Hope In Life and Death</text:span></text:p>
      <text:p text:style-name="P2"><text:span text:style-name="Strong_20_Emphasis">Benediction</text:span> (M<text:span text:style-name="T3">ook </text:span>L)</text:p>
      <text:p text:style-name="P2"><text:span text:style-name="Strong_20_Emphasis">Sermon Outline</text:span></text:p>
      <text:p text:style-name="P7">“THE PERFECT FOUNDER OF OUR SALVATION”   (Hebrews 2:5-18)</text:p>
      <text:p text:style-name="Text_20_body">Introduction</text:p>
      <text:list text:style-name="L2">
        <text:list-item>
          <text:p text:style-name="P8">The Son of Man</text:p>
        </text:list-item>
        <text:list-item>
          <text:p text:style-name="P8">The Better Adam</text:p>
        </text:list-item>
        <text:list-item>
          <text:p text:style-name="P8">The Faithful High Priest</text:p>
        </text:list-item>
      </text:list>
      <text:p text:style-name="Text_20_body">Conclusion</text:p>
      <text:p text:style-name="P9">Isaiah 43:20-21</text:p>
      <text:p text:style-name="P10">From the great chapter in Isaiah where God declares His love for his people, we read near the end:</text:p>
      <text:p text:style-name="P11"><text:span text:style-name="T7">[20] </text:span>...I give water in the wilderness, rivers in the desert, to give drink to my chosen people, [21] the people whom I formed for myself that they might declare my praise.</text:p>
      <text:p text:style-name="P12"><text:span text:style-name="T8">L</text:span><text:span text:style-name="T9">et us pray.</text:span></text:p>
      <text:p text:style-name="P12"><text:span text:style-name="T8">F</text:span><text:span text:style-name="T9">ather God, we come together humbly before You today, to acknowledge that without You saving us, we would have been lost forever.</text:span></text:p>
      <text:p text:style-name="P13">We thank You for bring us the Water of Life, through Jesus, and we thank You for choosing us, so that we might declare Your praises.</text:p>
      <text:p text:style-name="P13">May we be worthy of that trust so that we can sing Your praises, honour Your Word, and give back to You the love You have bestowed upon us so lavishly.</text:p>
      <text:p text:style-name="P13">We pray that all we do and say in this time together would be to the honour of Father, Son and Holy Spirit, Three-In-One God Almighty, Amen. </text:p>
      <text:p text:style-name="P14"><text:span text:style-name="T8">[</text:span><text:span text:style-name="T10">And Can It Be</text:span><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b0446"/>
    </style:style>
    <style:style style:name="MT2" style:family="text">
      <style:text-properties officeooo:rsid="004d77ae"/>
    </style:style>
    <style:style style:name="MT3" style:family="text">
      <style:text-properties officeooo:rsid="00495328"/>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text:span><text:span text:style-name="MT2">6</text:span><text:span text:style-name="MT3">th</text:span> <text:span text:style-name="MT2">March</text:span><text:span text:style-name="MT1">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3-15T23:14:07.947176662</dc:date>
    <meta:editing-duration>PT12H34M55S</meta:editing-duration>
    <meta:editing-cycles>49</meta:editing-cycles>
    <meta:generator>LibreOffice/24.8.5.2$Linux_X86_64 LibreOffice_project/27b361b745d0ea8f99bc93dfcb7a39098dfa5fff</meta:generator>
    <meta:print-date>2025-03-15T23:13:30.971592025</meta:print-date>
    <meta:document-statistic meta:table-count="0" meta:image-count="0" meta:object-count="0" meta:page-count="2" meta:paragraph-count="35" meta:word-count="319" meta:character-count="1756" meta:non-whitespace-character-count="1472"/>
  </office:meta>
</office:document-meta>
</file>